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T2" style:parent-style-name="DefaultParagraphFont" style:family="text">
      <style:text-properties style:font-name="Times New Roman" fo:color="#222222" fo:font-size="12pt" style:font-size-asian="12pt" style:font-size-complex="12pt" fo:background-color="#FFFFFF"/>
    </style:style>
    <style:style style:name="T3" style:parent-style-name="DefaultParagraphFont" style:family="text">
      <style:text-properties style:font-name="Times New Roman" fo:color="#222222" fo:font-size="12pt" style:font-size-asian="12pt" style:font-size-complex="12pt" fo:background-color="#FFFFFF"/>
    </style:style>
    <style:style style:name="T4" style:parent-style-name="DefaultParagraphFont" style:family="text">
      <style:text-properties style:font-name="Times New Roman" fo:color="#222222" fo:font-size="12pt" style:font-size-asian="12pt" style:font-size-complex="12pt" fo:background-color="#FFFFFF"/>
    </style:style>
    <style:style style:name="T5" style:parent-style-name="DefaultParagraphFont" style:family="text">
      <style:text-properties style:font-name="Times New Roman" fo:font-weight="bold" style:font-weight-asian="bold" style:font-weight-complex="bold" fo:color="#222222" fo:font-size="16pt" style:font-size-asian="16pt" style:font-size-complex="16pt" fo:background-color="#FFFFFF"/>
    </style:style>
    <style:style style:name="T6" style:parent-style-name="DefaultParagraphFont" style:family="text">
      <style:text-properties style:font-name="Times New Roman" fo:font-weight="bold" style:font-weight-asian="bold" style:font-weight-complex="bold" fo:color="#222222" fo:font-size="16pt" style:font-size-asian="16pt" style:font-size-complex="16pt" fo:background-color="#FFFFFF"/>
    </style:style>
    <style:style style:name="T7" style:parent-style-name="DefaultParagraphFont" style:family="text">
      <style:text-properties style:font-name="Times New Roman" fo:font-size="12pt" style:font-size-asian="12pt" style:font-size-complex="12pt"/>
    </style:style>
    <style:style style:name="T8" style:parent-style-name="DefaultParagraphFont" style:family="text">
      <style:text-properties style:font-name="Times New Roman" fo:font-weight="bold" style:font-weight-asian="bold" style:font-weight-complex="bold" fo:font-size="12pt" style:font-size-asian="12pt" style:font-size-complex="12pt"/>
    </style:style>
    <style:style style:name="T9" style:parent-style-name="DefaultParagraphFont" style:family="text">
      <style:text-properties style:font-name="Times New Roman" fo:font-size="12pt" style:font-size-asian="12pt" style:font-size-complex="12pt"/>
    </style:style>
    <style:style style:name="T10" style:parent-style-name="DefaultParagraphFont" style:family="text">
      <style:text-properties style:font-name="Times New Roman" fo:font-weight="bold" style:font-weight-asian="bold" style:font-weight-complex="bold" fo:font-size="12pt" style:font-size-asian="12pt" style:font-size-complex="12pt"/>
    </style:style>
    <style:style style:name="T11" style:parent-style-name="DefaultParagraphFont" style:family="text">
      <style:text-properties style:font-name="Times New Roman" fo:font-size="12pt" style:font-size-asian="12pt" style:font-size-complex="12pt"/>
    </style:style>
    <style:style style:name="T12" style:parent-style-name="DefaultParagraphFont" style:family="text">
      <style:text-properties style:font-name="Times New Roman" fo:font-size="12pt" style:font-size-asian="12pt" style:font-size-complex="12pt"/>
    </style:style>
    <style:style style:name="T13" style:parent-style-name="DefaultParagraphFont" style:family="text">
      <style:text-properties style:font-name="Times New Roman" fo:font-weight="bold" style:font-weight-asian="bold" style:font-weight-complex="bold" fo:font-size="12pt" style:font-size-asian="12pt" style:font-size-complex="12pt"/>
    </style:style>
  </office:automatic-styles>
  <office:body>
    <office:text text:use-soft-page-breaks="true">
      <text:p text:style-name="P1"><text:span text:style-name="T2"><text:tab/></text:span><text:span text:style-name="T3"><text:tab/></text:span><text:span text:style-name="T4"><text:tab/></text:span><text:span text:style-name="T5"><text:tab/></text:span><text:span text:style-name="T6">Application of graph data structures</text:span></text:p>
      <text:p text:style-name="Normal"><text:span text:style-name="T7">The graph has had so many beneficial aspects in the computer science because it helps build great database. The application of graph data structure in computer science in data base design graphs are used as data bases, the nodes, edges, and properties are used by graph database to show and keep data. This is the main way of designing database due to its rapid operation process utilising different performance and property of graph structure (Rishi<text:s/></text:span><text:span text:style-name="T8">PalSingh and Vandana Vandana 2014).</text:span><text:span text:style-name="T9"><text:s/>This shows how database are related to graph. Graph has many applications in software engineering for example, at the time of Requirements of specification, Data Flow design are used where vertices represent transformations and edges show the data paths. In the design phase, graphical design is used to represent the relationship among modules; whereas during Testing, the control flow of a program linked with McCabe's complexity measure which uses directed graphs for forwarding the sequence of executed instructions.<text:s/></text:span><text:span text:style-name="T10">(Rishi PalSingh and Vandana Vandana 2014)</text:span><text:span text:style-name="T11"><text:s/>From my point of view node and edges plays a key role in making the flow of data in the database as illustrated above, they control and direct the circulation of data.</text:span></text:p>
      <text:p text:style-name="Normal"><text:span text:style-name="T12">The graph is also used in computer hardware which use Graph colouring and Matrix representation this implies adjacent vertices and edges cannot have the same colour. Compilers uses graph colouring algorithms for register assignment to variables, when variable are drawn as diagram and the designer must make sure the variable that do not have the colour cannot be put into the same register, as this will produce some error and by doing so it will minimise the usage of memory space<text:s/></text:span><text:span text:style-name="T13">(Rishi PalSingh and Vandana Vandana 2014).</text:span></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paragraph-properties fo:line-height="101%"/>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ULStudent:FISTON.KULIMUSHI</meta:initial-creator>
    <dc:creator>ULStudent:FISTON.KULIMUSHI</dc:creator>
    <meta:creation-date>2020-05-10T12:29:00Z</meta:creation-date>
    <dc:date>2020-05-10T12:29:00Z</dc:date>
    <meta:template xlink:href="Normal" xlink:type="simple"/>
    <meta:editing-cycles>2</meta:editing-cycles>
    <meta:editing-duration>PT0S</meta:editing-duration>
    <meta:document-statistic meta:page-count="1" meta:paragraph-count="3" meta:word-count="266" meta:character-count="1784" meta:row-count="12" meta:non-whitespace-character-count="1521"/>
  </office:meta>
</office:document-meta>
</file>